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3b29" officeooo:paragraph-rsid="00003b29"/>
    </style:style>
    <style:style style:name="P2" style:family="paragraph" style:parent-style-name="Standard">
      <style:text-properties officeooo:rsid="00016934" officeooo:paragraph-rsid="00016934"/>
    </style:style>
    <style:style style:name="P3" style:family="paragraph" style:parent-style-name="Standard">
      <style:text-properties officeooo:rsid="000428d7" officeooo:paragraph-rsid="000428d7"/>
    </style:style>
    <style:style style:name="P4" style:family="paragraph" style:parent-style-name="Standard">
      <style:text-properties officeooo:rsid="000359bb" officeooo:paragraph-rsid="00049939"/>
    </style:style>
    <style:style style:name="P5" style:family="paragraph" style:parent-style-name="Standard">
      <style:text-properties officeooo:rsid="000359bb" officeooo:paragraph-rsid="000359bb"/>
    </style:style>
    <style:style style:name="P6" style:family="paragraph" style:parent-style-name="Standard">
      <style:text-properties officeooo:rsid="00049939" officeooo:paragraph-rsid="00049939"/>
    </style:style>
    <style:style style:name="P7" style:family="paragraph" style:parent-style-name="Standard">
      <style:text-properties officeooo:rsid="00049939" officeooo:paragraph-rsid="00061d12"/>
    </style:style>
    <style:style style:name="P8" style:family="paragraph" style:parent-style-name="Standard">
      <style:text-properties officeooo:rsid="00049939" officeooo:paragraph-rsid="0006c0e6"/>
    </style:style>
    <style:style style:name="P9" style:family="paragraph" style:parent-style-name="Standard">
      <style:text-properties officeooo:rsid="00049939" officeooo:paragraph-rsid="000862d7"/>
    </style:style>
    <style:style style:name="P10" style:family="paragraph" style:parent-style-name="Standard">
      <style:text-properties officeooo:rsid="00061d12" officeooo:paragraph-rsid="00061d12"/>
    </style:style>
    <style:style style:name="P11" style:family="paragraph" style:parent-style-name="Standard">
      <style:text-properties officeooo:rsid="00061d12" officeooo:paragraph-rsid="000862d7"/>
    </style:style>
    <style:style style:name="P12" style:family="paragraph" style:parent-style-name="Standard">
      <style:text-properties fo:color="#000000" style:font-name="JetBrains Mono" fo:font-size="9.80000019073486pt" officeooo:rsid="00061d12" officeooo:paragraph-rsid="00061d12"/>
    </style:style>
    <style:style style:name="P13" style:family="paragraph" style:parent-style-name="Standard">
      <style:text-properties officeooo:rsid="00061d12" officeooo:paragraph-rsid="00061d12"/>
    </style:style>
    <style:style style:name="P14" style:family="paragraph" style:parent-style-name="Standard">
      <style:text-properties officeooo:rsid="00049939" officeooo:paragraph-rsid="0006c0e6"/>
    </style:style>
    <style:style style:name="P15" style:family="paragraph" style:parent-style-name="Standard">
      <style:text-properties officeooo:rsid="00049939" officeooo:paragraph-rsid="000862d7"/>
    </style:style>
    <style:style style:name="T1" style:family="text">
      <style:text-properties officeooo:rsid="000359bb"/>
    </style:style>
    <style:style style:name="T2" style:family="text">
      <style:text-properties fo:color="#000000" style:font-name="JetBrains Mono" fo:font-size="9.80000019073486pt"/>
    </style:style>
    <style:style style:name="T3" style:family="text">
      <style:text-properties fo:color="#000000" style:font-name="JetBrains Mono" fo:font-size="9.80000019073486pt" officeooo:rsid="00061d12"/>
    </style:style>
    <style:style style:name="T4" style:family="text">
      <style:text-properties officeooo:rsid="00061d12"/>
    </style:style>
    <style:style style:name="T5" style:family="text">
      <style:text-properties officeooo:rsid="000862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0:</text:p>
      <text:p text:style-name="P1">pricing: 900, 1100, 900, 900</text:p>
      <text:p text:style-name="P1"><text:tab/> <text:s/>95, 90, 100, 100</text:p>
      <text:p text:style-name="P1"/>
      <text:p text:style-name="P1">Task 3:</text:p>
      <text:p text:style-name="P1">Both thompson and ucb converge to 900</text:p>
      <text:p text:style-name="P1"/>
      <text:p text:style-name="P1">Task4:</text:p>
      <text:p text:style-name="P2">Product 1 learner converge to 900</text:p>
      <text:p text:style-name="P2">Product 2 learner converge to <text:span text:style-name="T1">80</text:span></text:p>
      <text:p text:style-name="P3">for constant matching {(class 1, P0),(class 2, P1),(class 3, P3),(class 4, P2)}</text:p>
      <text:p text:style-name="P2"/>
      <text:p text:style-name="P5">Task 5:</text:p>
      <text:p text:style-name="P7">for promo setting 1 <text:span text:style-name="T4">[0.3, 0.3, 0.15, 0.25]</text:span></text:p>
      <text:p text:style-name="P7">The number of times a class was offered each promo level is shown below:</text:p>
      <text:p text:style-name="P7">[[9.6300e+03 2.2909e+04 0.0000e+00 0.0000e+00]</text:p>
      <text:p text:style-name="P7"><text:s/>[1.2430e+03 1.0000e+01 2.6215e+04 1.9000e+01]</text:p>
      <text:p text:style-name="P7"><text:s/>[8.2200e+02 0.0000e+00 0.0000e+00 7.1820e+03]</text:p>
      <text:p text:style-name="P7"><text:s/>[5.8570e+03 8.0430e+03 1.5940e+03 8.2120e+03]]</text:p>
      <text:p text:style-name="P7"/>
      <text:p text:style-name="P7"><text:span text:style-name="T2">for promo setting 2 </text:span><text:span text:style-name="T3">[0.2, 0.25, 0.35, 0.2]</text:span></text:p>
      <text:p text:style-name="P12">The number of times a class was offered each promo level is shown below:</text:p>
      <text:p text:style-name="P12">[[7.0910e+03 2.5433e+04 1.5000e+01 0.0000e+00]</text:p>
      <text:p text:style-name="P12"><text:s/>[1.3520e+03 0.0000e+00 2.6135e+04 0.0000e+00]</text:p>
      <text:p text:style-name="P12"><text:s/>[8.4700e+02 0.0000e+00 0.0000e+00 7.1570e+03]</text:p>
      <text:p text:style-name="P12"><text:s/>[7.1870e+03 6.3310e+03 1.7230e+03 8.4650e+03]]</text:p>
      <text:p text:style-name="P3"/>
      <text:p text:style-name="P3">Task 6:</text:p>
      <text:p text:style-name="P6">for promo setting 1 <text:span text:style-name="T4">[0.3, 0.3, 0.15, 0.25]</text:span></text:p>
      <text:p text:style-name="P3">class 1 assigned price 900 for product 1 and price 70 for 2 </text:p>
      <text:p text:style-name="P3">class 2 assigned price 1100 for product 1 and price 70 for 2</text:p>
      <text:p text:style-name="P3">class 3 assigned price 800 for product 1 and price 70 for 2 </text:p>
      <text:p text:style-name="P3">class 4 assigned price 800 for product 1 and price 75 for 2 </text:p>
      <text:p text:style-name="P3">[[4.0000e+00 3.7614e+04 0.0000e+00 3.5000e+01]</text:p>
      <text:p text:style-name="P3"><text:s/>[2.0000e+00 0.0000e+00 1.9630e+04 2.2000e+01]</text:p>
      <text:p text:style-name="P3"><text:s/>[1.0000e+00 0.0000e+00 0.0000e+00 5.5560e+03]</text:p>
      <text:p text:style-name="P3"><text:s/>[3.0000e+00 2.3960e+04 0.0000e+00 6.0000e+00]]</text:p>
      <text:p text:style-name="P3"/>
      <text:p text:style-name="P6">for promo setting 2 <text:span text:style-name="T4">[0.2, 0.25, 0.35, 0.2]</text:span></text:p>
      <text:p text:style-name="P4">class 1 learners converged to price 900 for product 1 and price 70 for 2 </text:p>
      <text:p text:style-name="P4">class 2 learners converged to price 1100 for product 1 and price 70 for 2 </text:p>
      <text:p text:style-name="P4">class 3 learners converged to price 800 for product 1 and price 70 for 2 </text:p>
      <text:p text:style-name="P4">class 4 learners converged to price 800 for product 1 and price 75 for 2 </text:p>
      <text:p text:style-name="P4">With the following shows the number of times a class was assigned each promo level:</text:p>
      <text:p text:style-name="P4">[[1.0000e+00 3.7504e+04 4.3000e+01 0.0000e+00]</text:p>
      <text:p text:style-name="P4"><text:s/>[1.0000e+00 0.0000e+00 1.9596e+04 3.0000e+01]</text:p>
      <text:p text:style-name="P4"><text:s/>[1.0000e+00 0.0000e+00 0.0000e+00 5.5830e+03]</text:p>
      <text:p text:style-name="P4"><text:s/>[2.0000e+00 2.4023e+04 1.3000e+01 0.0000e+00]]</text:p>
      <text:p text:style-name="P4"/>
      <text:p text:style-name="P10"/>
      <text:p text:style-name="P10"><text:soft-page-break/>Task 7:</text:p>
      <text:p text:style-name="P8">for promo setting 1 <text:span text:style-name="T4">[0.3, 0.3, 0.15, 0.25]</text:span></text:p>
      <text:p text:style-name="P10">Phase 1 results:</text:p>
      <text:p text:style-name="P10">class 1 learners converged to price 900 for product 1 and price 70 for 2 </text:p>
      <text:p text:style-name="P10">class 2 learners converged to price 1100 for product 1 and price 70 for 2 </text:p>
      <text:p text:style-name="P10">class 3 learners converged to price 900 for product 1 and price 70 for 2 </text:p>
      <text:p text:style-name="P10">class 4 learners converged to price 900 for product 1 and price 75 for 2 </text:p>
      <text:p text:style-name="P10">With the following shows the number of times a class was assigned each promo level:</text:p>
      <text:p text:style-name="P10">[[1.0000e+01 1.7130e+04 0.0000e+00 0.0000e+00]</text:p>
      <text:p text:style-name="P10"><text:s/>[1.0000e+01 3.0000e+00 1.1192e+04 0.0000e+00]</text:p>
      <text:p text:style-name="P10"><text:s/>[1.0000e+01 0.0000e+00 4.0000e+00 2.2990e+03]</text:p>
      <text:p text:style-name="P10"><text:s/>[2.0000e+01 9.5370e+03 0.0000e+00 1.9000e+01]]</text:p>
      <text:p text:style-name="P10">Phase 2 results:</text:p>
      <text:p text:style-name="P10">class 1 learners converged to price 900 for product 1 and price 70 for 2 </text:p>
      <text:p text:style-name="P10">class 2 learners converged to price 1000 for product 1 and price 70 for 2 </text:p>
      <text:p text:style-name="P10">class 3 learners converged to price 900 for product 1 and price 70 for 2 </text:p>
      <text:p text:style-name="P10">class 4 learners converged to price 900 for product 1 and price 75 for 2 </text:p>
      <text:p text:style-name="P10">With the following shows the number of times a class was assigned each promo level:</text:p>
      <text:p text:style-name="P10">[[1.0000e+01 1.0578e+04 0.0000e+00 0.0000e+00]</text:p>
      <text:p text:style-name="P10"><text:s/>[1.0000e+01 1.2000e+01 6.5590e+03 0.0000e+00]</text:p>
      <text:p text:style-name="P10"><text:s/>[1.0000e+01 0.0000e+00 3.0000e+00 2.3520e+03]</text:p>
      <text:p text:style-name="P10"><text:s/>[2.0000e+01 9.3370e+03 1.0000e+00 7.2000e+01]]</text:p>
      <text:p text:style-name="P10"/>
      <text:p text:style-name="P8">for promo setting 2 <text:span text:style-name="T4">[0.2, 0.25, 0.35, 0.2]</text:span></text:p>
      <text:p text:style-name="P8">Phase 1 results:</text:p>
      <text:p text:style-name="P8">class 1 learners converged to price 900 for product 1 and price 70 for 2 </text:p>
      <text:p text:style-name="P8">class 2 learners converged to price 1000 for product 1 and price 70 for 2 </text:p>
      <text:p text:style-name="P8">class 3 learners converged to price 900 for product 1 and price 70 for 2 </text:p>
      <text:p text:style-name="P8">class 4 learners converged to price 900 for product 1 and price 75 for 2 </text:p>
      <text:p text:style-name="P8">With the following shows the number of times a class was assigned each promo level:</text:p>
      <text:p text:style-name="P8">[[1.0000e+01 1.7146e+04 3.2000e+01 0.0000e+00]</text:p>
      <text:p text:style-name="P8"><text:s/>[1.0000e+01 6.0000e+00 1.1156e+04 6.0000e+00]</text:p>
      <text:p text:style-name="P8"><text:s/>[1.0000e+01 1.0000e+00 2.0000e+00 2.3210e+03]</text:p>
      <text:p text:style-name="P8"><text:s/>[2.0000e+01 9.3870e+03 9.0000e+00 1.6800e+02]]</text:p>
      <text:p text:style-name="P8">Phase 2 results:</text:p>
      <text:p text:style-name="P8">class 1 learners converged to price 900 for product 1 and price 70 for 2 </text:p>
      <text:p text:style-name="P8">class 2 learners converged to price 1000 for product 1 and price 70 for 2 </text:p>
      <text:p text:style-name="P8">class 3 learners converged to price 900 for product 1 and price 70 for 2 </text:p>
      <text:p text:style-name="P8">class 4 learners converged to price 900 for product 1 and price 75 for 2 </text:p>
      <text:p text:style-name="P8">With the following shows the number of times a class was assigned each promo level:</text:p>
      <text:p text:style-name="P8">[[1.0000e+01 1.0479e+04 0.0000e+00 0.0000e+00]</text:p>
      <text:p text:style-name="P8"><text:s/>[1.0000e+01 2.0000e+01 6.5040e+03 0.0000e+00]</text:p>
      <text:p text:style-name="P8"><text:s/>[9.0000e+00 0.0000e+00 1.6000e+01 2.2870e+03]</text:p>
      <text:p text:style-name="P8"><text:s/>[1.8000e+01 9.5570e+03 0.0000e+00 8.3000e+01]]</text:p>
      <text:p text:style-name="P8"/>
      <text:p text:style-name="P8"/>
      <text:p text:style-name="P8"/>
      <text:p text:style-name="P8"/>
      <text:p text:style-name="P8"/>
      <text:p text:style-name="P11"><text:soft-page-break/>Task <text:span text:style-name="T5">8</text:span>:</text:p>
      <text:p text:style-name="P9">for promo setting 1 <text:span text:style-name="T4">[0.3, 0.3, 0.15, 0.25]</text:span></text:p>
      <text:p text:style-name="P9">Phase 1 results:</text:p>
      <text:p text:style-name="P9">class 1 learners converged to price 900 for product 1 and price 70 for 2 </text:p>
      <text:p text:style-name="P9">class 2 learners converged to price 1100 for product 1 and price 70 for 2 </text:p>
      <text:p text:style-name="P9">class 3 learners converged to price 900 for product 1 and price 70 for 2 </text:p>
      <text:p text:style-name="P9">class 4 learners converged to price 900 for product 1 and price 75 for 2 </text:p>
      <text:p text:style-name="P9">With the following shows the number of times a class was assigned each promo level:</text:p>
      <text:p text:style-name="P9">[[2.0000e+01 1.8405e+04 1.0000e+00 2.7000e+01]</text:p>
      <text:p text:style-name="P9"><text:s/>[1.1000e+01 0.0000e+00 9.8560e+03 1.9000e+01]</text:p>
      <text:p text:style-name="P9"><text:s/>[1.0000e+00 0.0000e+00 0.0000e+00 2.5090e+03]</text:p>
      <text:p text:style-name="P9"><text:s/>[3.0000e+00 1.0343e+04 4.0000e+00 1.9000e+01]]</text:p>
      <text:p text:style-name="P9">Phase 2 results:</text:p>
      <text:p text:style-name="P9">class 1 learners converged to price 900 for product 1 and price 70 for 2 </text:p>
      <text:p text:style-name="P9">class 2 learners converged to price 900 for product 1 and price 70 for 2 </text:p>
      <text:p text:style-name="P9">class 3 learners converged to price 900 for product 1 and price 70 for 2 </text:p>
      <text:p text:style-name="P9">class 4 learners converged to price 900 for product 1 and price 75 for 2 </text:p>
      <text:p text:style-name="P9">With the following shows the number of times a class was assigned each promo level:</text:p>
      <text:p text:style-name="P9">[[ <text:s text:c="3"/>0. 11573. <text:s text:c="4"/>0. <text:s text:c="4"/>0.]</text:p>
      <text:p text:style-name="P9"><text:s/>[ <text:s text:c="3"/>0. <text:s text:c="4"/>0. <text:s/>6834. <text:s text:c="4"/>0.]</text:p>
      <text:p text:style-name="P9"><text:s/>[ <text:s text:c="3"/>0. <text:s text:c="4"/>0. <text:s text:c="4"/>0. <text:s/>2602.]</text:p>
      <text:p text:style-name="P9"><text:s/>[ <text:s text:c="3"/>0. 10165. <text:s text:c="4"/>0. <text:s text:c="4"/>0.]]</text:p>
      <text:p text:style-name="P9"/>
      <text:p text:style-name="P9">for promo setting 2 <text:span text:style-name="T4">[0.2, 0.25, 0.35, 0.2]</text:span></text:p>
      <text:p text:style-name="P9">Phase 1 results:</text:p>
      <text:p text:style-name="P9">class 1 learners converged to price 900 for product 1 and price 70 for 2 </text:p>
      <text:p text:style-name="P9">class 2 learners converged to price 1000 for product 1 and price 70 for 2 </text:p>
      <text:p text:style-name="P9">class 3 learners converged to price 900 for product 1 and price 70 for 2 </text:p>
      <text:p text:style-name="P9">class 4 learners converged to price 900 for product 1 and price 75 for 2 </text:p>
      <text:p text:style-name="P9">With the following shows the number of times a class was assigned each promo level:</text:p>
      <text:p text:style-name="P9">[[9.0000e+00 1.8161e+04 6.7000e+01 1.8000e+01]</text:p>
      <text:p text:style-name="P9"><text:s/>[1.0000e+00 0.0000e+00 1.0687e+04 3.2000e+01]</text:p>
      <text:p text:style-name="P9"><text:s/>[1.0000e+00 0.0000e+00 0.0000e+00 2.5320e+03]</text:p>
      <text:p text:style-name="P9"><text:s/>[2.0000e+00 1.0464e+04 3.1000e+01 0.0000e+00]]</text:p>
      <text:p text:style-name="P9">Phase 2 results:</text:p>
      <text:p text:style-name="P9">class 1 learners converged to price 900 for product 1 and price 70 for 2 </text:p>
      <text:p text:style-name="P9">class 2 learners converged to price 900 for product 1 and price 70 for 2 </text:p>
      <text:p text:style-name="P9">class 3 learners converged to price 900 for product 1 and price 70 for 2 </text:p>
      <text:p text:style-name="P9">class 4 learners converged to price 900 for product 1 and price 75 for 2 </text:p>
      <text:p text:style-name="P9">With the following shows the number of times a class was assigned each promo level:</text:p>
      <text:p text:style-name="P9">[[ <text:s text:c="3"/>0. 11645. <text:s text:c="4"/>0. <text:s text:c="4"/>0.]</text:p>
      <text:p text:style-name="P9"><text:s/>[ <text:s text:c="3"/>0. <text:s text:c="4"/>0. <text:s/>6768. <text:s text:c="4"/>0.]</text:p>
      <text:p text:style-name="P9"><text:s/>[ <text:s text:c="3"/>0. <text:s text:c="4"/>0. <text:s text:c="4"/>0. <text:s/>2525.]</text:p>
      <text:p text:style-name="P9"><text:s/>[ <text:s text:c="3"/>0. 10219. <text:s text:c="4"/>0. <text:s text:c="4"/>0.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2:10:23.220789743</meta:creation-date>
    <meta:editing-duration>PT28M17S</meta:editing-duration>
    <meta:editing-cycles>5</meta:editing-cycles>
    <meta:generator>LibreOffice/6.0.7.3$Linux_X86_64 LibreOffice_project/00m0$Build-3</meta:generator>
    <dc:date>2021-07-10T13:10:21.400486985</dc:date>
    <meta:document-statistic meta:table-count="0" meta:image-count="0" meta:object-count="0" meta:page-count="3" meta:paragraph-count="128" meta:word-count="1096" meta:character-count="6598" meta:non-whitespace-character-count="5460"/>
  </office:meta>
</office:document-meta>
</file>